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Wrapper.fatal( Object message , Throwable t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Level.LogLevel( String text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recation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Wrapper.isDebug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isThrowingException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Level.getLevel( String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fatal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warn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trace( Object message , Throwable t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warn( Object message , Throwable t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setLogger( Log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erWrapper.isInfo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isWarn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error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setForbiddenLevel( LogLevel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recation.setForbiddenLevel( LogLevel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erWrapper.debug( Object message , Throwable t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isError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isTrace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LoggerWrapp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recation.setLogger( Log new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info( Object message , Throwable t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trace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info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error( Object message , Throwable t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isFatal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throwException( int level ,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Wrapper.debug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